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rebuchet ms" svg:font-family="'trebuchet ms', genev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L1">
      <style:paragraph-properties fo:text-align="start" style:justify-single-word="false"/>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Text_20_body" style:list-style-name="L1">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language="en" fo:country="none" fo:font-weight="normal" style:font-weight-asian="normal" style:font-weight-complex="normal"/>
    </style:style>
    <style:style style:name="P7" style:family="paragraph" style:parent-style-name="Text_20_body">
      <style:paragraph-properties fo:text-align="start" style:justify-single-word="false"/>
      <style:text-properties style:font-name="Arial1" fo:font-size="8.85000038146973pt" fo:language="en" fo:country="none" fo:font-weight="normal" style:font-weight-asian="normal" style:font-weight-complex="normal"/>
    </style:style>
    <style:style style:name="P8" style:family="paragraph" style:parent-style-name="Text_20_body">
      <style:paragraph-properties fo:text-align="start" style:justify-single-word="false"/>
      <style:text-properties fo:font-weight="bold" style:font-weight-asian="normal" style:font-weight-complex="normal"/>
    </style:style>
    <style:style style:name="P9" style:family="paragraph" style:parent-style-name="Heading_20_1">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language="en" fo:country="none" fo:font-weight="normal" style:font-weight-asian="normal" style:font-weight-complex="normal"/>
    </style:style>
    <style:style style:name="T3" style:family="text">
      <style:text-properties style:font-name="Arial1" fo:font-size="8.85000038146973pt" fo:language="en" fo:country="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MCI</text:h>
      <text:p text:style-name="P1"/>
      <text:p text:style-name="P1">Pour toucher un plus large public (Daniel)<text:line-break/>    - bas de gamme (gamme découverte)<text:line-break/>    - moyen de gamme<text:line-break/>    - haut de gamme<text:line-break/>    (la différence entre les gammes tiendra du nombre d'électrodes et donc des capacités des casques)</text:p>
      <text:p text:style-name="P1"/>
      <text:p text:style-name="P1">(limited edition??)</text:p>
      <text:p text:style-name="P1">(slide 1)</text:p>
      <text:p text:style-name="P1"><text:tab/>...So, now I get present to you our offer, with our price range.</text:p>
      <text:p text:style-name="P1">The french technology OpenViBE and the technology EEG is predominantly unknown from the public. That's why, for reach a broad public, we suggest three different offers.</text:p>
      <text:list xml:id="list7315626143059747555" text:style-name="L1">
        <text:list-item>
          <text:p text:style-name="P2">the "Discovery" range, a low end product </text:p>
        </text:list-item>
        <text:list-item>
          <text:p text:style-name="P4">the "Classic" range, middle range product</text:p>
        </text:list-item>
        <text:list-item>
          <text:p text:style-name="P4">the "Deluxe" range, a high-range product</text:p>
        </text:list-item>
      </text:list>
      <text:p text:style-name="P3">(slide 2)</text:p>
      <text:p text:style-name="P3"/>
      <text:p text:style-name="P3">There is 14 EEG channels based on the 10-20 international locations.</text:p>
      <text:p text:style-name="P5">AF3, F7, F3, FC5, T7, P7, O1, O2, P8, T8, FC6, F4, F8, AF4 (casque EPOC)</text:p>
      <text:p text:style-name="P5"/>
      <text:p text:style-name="P3"/>
      <text:p text:style-name="P3">The Discovery range consist to </text:p>
      <text:p text:style-name="P3"/>
      <text:p text:style-name="P3">The Deluxe range with a wireless EEG for full autonomy of movement.</text:p>
      <text:p text:style-name="P3">with precise spatial resolution because the captor location is optimal. </text:p>
      <text:p text:style-name="P3">USB</text:p>
      <text:p text:style-name="P3">charge USB</text:p>
      <text:p text:style-name="P1"><text:span text:style-name="T1">The </text:span><text:bookmark text:name="ctl00_cC_ucResEM_lblTranslation"/><text:span text:style-name="T1">lithium-ion battery provide 12 hours of autonomy.</text:span></text:p>
      <text:p text:style-name="P1"><text:span text:style-name="T1">Gyroscope, </text:span><text:bookmark text:name="firstHeading"/><text:span text:style-name="T2">Accelerometer and 6 inertial sensor for </text:span></text:p>
      <text:p text:style-name="P6">head movement, head rotation</text:p>
      <text:p text:style-name="P1"><text:span text:style-name="T2">see emotions, stress, concentration, </text:span><text:bookmark text:name="ID0EUB"/><text:span text:style-name="T3">excitement</text:span></text:p>
      <text:p text:style-name="P7"/>
      <text:p text:style-name="P7">2D -&gt; 3D</text:p>
      <text:p text:style-name="P8"/>
      <text:p text:style-name="P8"><text:soft-page-break/>special polymer biosensor system that offers great electrical conductivity of the brain signals, but does not require any conductive gel or saline solution. So there's no preparation whatsoever. Yes, we said it, DRY SENSO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rebuchet ms" svg:font-family="'trebuchet ms', genev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11-25T00:03:15</meta:creation-date>
    <dc:date>2014-12-01T17:30:16</dc:date>
    <dc:creator>Daniel Veysseire</dc:creator>
    <meta:editing-duration>PT1H29M19S</meta:editing-duration>
    <meta:editing-cycles>20</meta:editing-cycles>
    <meta:generator>OpenOffice.org/3.4.1$Unix OpenOffice.org_project/341m1$Build-9593</meta:generator>
    <meta:document-statistic meta:table-count="0" meta:image-count="0" meta:object-count="0" meta:page-count="2" meta:paragraph-count="23" meta:word-count="222" meta:character-count="1356"/>
  </office:meta>
</office:document-meta>
</file>